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1154c6" officeooo:paragraph-rsid="001154c6"/>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4">
      <style:text-properties officeooo:rsid="00189ce0" officeooo:paragraph-rsid="00189ce0"/>
    </style:style>
    <style:style style:name="P7" style:family="paragraph" style:parent-style-name="Heading_20_1">
      <style:paragraph-properties fo:text-align="justify" style:justify-single-word="false"/>
    </style:style>
    <style:style style:name="T1" style:family="text">
      <style:text-properties officeooo:rsid="0011d294"/>
    </style:style>
    <style:style style:name="T2" style:family="text">
      <style:text-properties officeooo:rsid="0013d088"/>
    </style:style>
    <style:style style:name="T3" style:family="text">
      <style:text-properties officeooo:rsid="00152180"/>
    </style:style>
    <style:style style:name="T4" style:family="text">
      <style:text-properties officeooo:rsid="00189ce0"/>
    </style:style>
    <style:style style:name="T5" style:family="text">
      <style:text-properties officeooo:rsid="0019f22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st des smart-contract<text:span text:style-name="T2">s</text:span></text:p>
      <text:p text:style-name="P1"/>
      <text:h text:style-name="P7" text:outline-level="1">Dapple</text:h>
      <text:p text:style-name="Text_20_body">Test des smart contracts sans déploiement, uniquement sur le langage Solidity. <text:span text:style-name="T1">Les tests sont directement écrits en Solidity.</text:span></text:p>
      <text:p text:style-name="Text_20_body"><text:a xlink:type="simple" xlink:href="http://dapple.readthedocs.io/en/master/test/" text:style-name="Internet_20_link" text:visited-style-name="Visited_20_Internet_20_Link">http://dapple.readthedocs.io/en/master/test/</text:a></text:p>
      <text:p text:style-name="Text_20_body">Les plus :</text:p>
      <text:list xml:id="list6292412618864052651" text:style-name="L1">
        <text:list-item>
          <text:p text:style-name="P2">les événements sont aisément testés</text:p>
        </text:list-item>
        <text:list-item>
          <text:p text:style-name="P2">affranchissement des temps de minage <text:span text:style-name="T5">(car non déployé)</text:span></text:p>
        </text:list-item>
        <text:list-item>
          <text:p text:style-name="P2">les variables sont directement modifiées et donc directement appelables</text:p>
        </text:list-item>
      </text:list>
      <text:p text:style-name="Text_20_body">Les moins </text:p>
      <text:list xml:id="list4454529473863326835" text:style-name="L2">
        <text:list-item>
          <text:p text:style-name="P3">pas de possibilité de modifier les comptes <text:span text:style-name="T2">appelant les méthodes</text:span></text:p>
        </text:list-item>
        <text:list-item>
          <text:p text:style-name="P3">test des scénarios selon les msg.sender impossible</text:p>
        </text:list-item>
      </text:list>
      <text:h text:style-name="Heading_20_1" text:outline-level="1">Truffle</text:h>
      <text:p text:style-name="Text_20_body">Test avec déploiement. Truffle est un framework assistant à la mise en place des contrats, à leurs migrations et au testing.</text:p>
      <text:p text:style-name="Text_20_body"><text:a xlink:type="simple" xlink:href="https://truffle.readthedocs.io/en/latest/getting_started/testing/" text:style-name="Internet_20_link" text:visited-style-name="Visited_20_Internet_20_Link">https://truffle.readthedocs.io/en/latest/getting_started/testing/</text:a></text:p>
      <text:p text:style-name="Text_20_body">Les plus :</text:p>
      <text:list xml:id="list8789699178923034942" text:style-name="L3">
        <text:list-item>
          <text:p text:style-name="P4">initialisation rapide du projet</text:p>
        </text:list-item>
        <text:list-item>
          <text:p text:style-name="P4">plusieurs comptes peuvent être utilisés<text:span text:style-name="T4"> </text:span></text:p>
        </text:list-item>
      </text:list>
      <text:p text:style-name="Text_20_body">Les moins :</text:p>
      <text:list xml:id="list2599684125383570920" text:style-name="L4">
        <text:list-item>
          <text:p text:style-name="P5">timeout atteint quand bkc mine lentement</text:p>
        </text:list-item>
        <text:list-item>
          <text:p text:style-name="P6">les variables ne sont pas réellement modifiées via les méthodes. La bonne modification des variables ne peuvent donc pas être testée, uniquement le bon envoi de la transaction sur la blockchain (avec un callback « 0x... » &gt; 2)</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7T11:22:25.981237521</meta:creation-date>
    <meta:editing-duration>PT12M52S</meta:editing-duration>
    <meta:editing-cycles>3</meta:editing-cycles>
    <meta:generator>LibreOffice/5.1.4.2$Linux_X86_64 LibreOffice_project/10m0$Build-2</meta:generator>
    <dc:date>2016-09-13T10:33:24.148143134</dc:date>
    <meta:document-statistic meta:table-count="0" meta:image-count="0" meta:object-count="0" meta:page-count="1" meta:paragraph-count="20" meta:word-count="159" meta:character-count="1056" meta:non-whitespace-character-count="924"/>
  </office:meta>
</office:document-meta>
</file>